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5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9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3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 fo:margin-left="5.65pt" fo:text-indent="0.00pt" fo:margin-top="3.50pt">
        <style:tab-stops>
          <style:tab-stop style:position="101.50pt"/>
        </style:tab-stops>
      </style:paragraph-properties>
    </style:style>
    <style:style style:name="P2" style:family="paragraph">
      <style:paragraph-properties fo:line-height="100.00%" fo:text-align="left" fo:margin-left="5.65pt" fo:text-indent="0.00pt" fo:margin-top="7.00pt">
        <style:tab-stops>
          <style:tab-stop style:position="101.5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0.20pt"/>
    </style:style>
    <style:style style:name="P5" style:family="paragraph">
      <style:paragraph-properties fo:line-height="100.00%" fo:text-align="left" fo:margin-left="10.35pt" fo:text-indent="0.00pt" fo:margin-right="17.65pt">
        <style:tab-stops>
          <style:tab-stop style:position="96.80pt"/>
        </style:tab-stops>
      </style:paragraph-properties>
    </style:style>
  </office:automatic-styles>
  <office:body>
    <office:text>
      <text:p text:style-name="P1"><text:span text:style-name="T1">Team</text:span><text:span text:style-name="T2"><text:s/></text:span><text:span text:style-name="T3">ID</text:span><text:span text:style-name="T4"><text:s/></text:span><text:span text:style-name="T5">:<text:tab/>PNT2022TMID41957</text:span></text:p>
      <text:p text:style-name="P2"><text:span text:style-name="T6">Project</text:span><text:span text:style-name="T7"><text:s/></text:span><text:span text:style-name="T8">Name</text:span><text:span text:style-name="T9"><text:s/></text:span><text:span text:style-name="T10">:<text:tab/></text:span><text:span text:style-name="T11">REAL - TIME RIVER WATER QUALITY</text:span><text:span text:style-name="T12"/></text:p>
      <text:p text:style-name="P3"><text:span text:style-name="T13"><text:s text:c="29"/>MONITORING AND CONTROL SYSTEM</text:span></text:p>
      <text:p text:style-name="P3"><text:span text:style-name="T13"/></text:p>
      <text:p text:style-name="P4"><text:span text:style-name="T14"/></text:p>
      <text:p text:style-name="P5"><text:span text:style-name="T15">Demo</text:span><text:span text:style-name="T16"><text:s/></text:span><text:span text:style-name="T17">Link</text:span><text:span text:style-name="T18">:<text:s text:c="4"/></text:span><text:a xlink:href="https://youtu.be/SXfyMBMvP_Y"><text:span text:style-name="T19">https://youtu.be/SXfyMBMvP_Y</text:span></text:a><text:span text:style-name="T20"/></text:p>
      <text:p text:style-name="P5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